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officeooo:rsid="00747cf8" officeooo:paragraph-rsid="001bf3df" style:font-style-asian="normal" style:font-style-complex="normal"/>
    </style:style>
    <style:style style:name="P2" style:family="paragraph" style:parent-style-name="Standard">
      <style:text-properties officeooo:rsid="007aa12c" officeooo:paragraph-rsid="001bf3df"/>
    </style:style>
    <style:style style:name="P3" style:family="paragraph" style:parent-style-name="Standard">
      <style:text-properties fo:font-style="normal" officeooo:rsid="00747cf8" officeooo:paragraph-rsid="001bf3df" style:font-style-asian="normal" style:font-style-complex="normal"/>
    </style:style>
    <style:style style:name="P4" style:family="paragraph" style:parent-style-name="Standard">
      <style:text-properties fo:font-style="normal" officeooo:rsid="0074c011" officeooo:paragraph-rsid="001bf3df" style:font-style-asian="normal" style:font-style-complex="normal"/>
    </style:style>
    <style:style style:name="P5" style:family="paragraph" style:parent-style-name="Standard">
      <style:text-properties fo:font-style="normal" officeooo:rsid="00758482" officeooo:paragraph-rsid="001bf3df" style:font-style-asian="normal" style:font-style-complex="normal"/>
    </style:style>
    <style:style style:name="P6" style:family="paragraph" style:parent-style-name="Standard">
      <style:text-properties fo:font-style="normal" officeooo:rsid="03592c9e" officeooo:paragraph-rsid="001bf3df" style:font-style-asian="normal" style:font-style-complex="normal"/>
    </style:style>
    <style:style style:name="P7" style:family="paragraph" style:parent-style-name="Standard">
      <style:text-properties fo:font-style="normal" officeooo:rsid="00775d86" officeooo:paragraph-rsid="001bf3df" style:font-style-asian="normal" style:font-style-complex="normal"/>
    </style:style>
    <style:style style:name="P8" style:family="paragraph" style:parent-style-name="Standard">
      <style:text-properties fo:font-style="normal" officeooo:rsid="0078009c" officeooo:paragraph-rsid="001bf3df" style:font-style-asian="normal" style:font-style-complex="normal"/>
    </style:style>
    <style:style style:name="P9" style:family="paragraph" style:parent-style-name="Standard">
      <style:text-properties style:font-name="Liberation Serif" fo:font-style="italic" officeooo:rsid="0078009c" officeooo:paragraph-rsid="001bf3df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79aca3" officeooo:paragraph-rsid="001bf3df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7aa12c" officeooo:paragraph-rsid="001bf3df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paragraph-rsid="001bf3df" style:font-style-asian="italic" style:font-style-complex="italic"/>
    </style:style>
    <style:style style:name="P13" style:family="paragraph" style:parent-style-name="Standard">
      <style:text-properties officeooo:rsid="0078009c" officeooo:paragraph-rsid="001bf3df"/>
    </style:style>
    <style:style style:name="P14" style:family="paragraph" style:parent-style-name="Standard">
      <style:text-properties officeooo:rsid="00784194" officeooo:paragraph-rsid="001bf3df"/>
    </style:style>
    <style:style style:name="P15" style:family="paragraph" style:parent-style-name="Standard">
      <style:text-properties officeooo:rsid="00793063" officeooo:paragraph-rsid="001bf3df"/>
    </style:style>
    <style:style style:name="P16" style:family="paragraph" style:parent-style-name="Standard">
      <style:text-properties officeooo:rsid="0079aca3" officeooo:paragraph-rsid="001bf3df"/>
    </style:style>
    <style:style style:name="P17" style:family="paragraph" style:parent-style-name="Standard">
      <style:text-properties style:font-name="Dudu Cyryllic" officeooo:rsid="007aa12c" officeooo:paragraph-rsid="001bf3df"/>
    </style:style>
    <style:style style:name="T1" style:family="text">
      <style:text-properties officeooo:rsid="01bd11b7"/>
    </style:style>
    <style:style style:name="T2" style:family="text">
      <style:text-properties officeooo:rsid="014638f2"/>
    </style:style>
    <style:style style:name="T3" style:family="text">
      <style:text-properties officeooo:rsid="0074c011"/>
    </style:style>
    <style:style style:name="T4" style:family="text">
      <style:text-properties officeooo:rsid="007e3671"/>
    </style:style>
    <style:style style:name="T5" style:family="text">
      <style:text-properties fo:font-variant="normal" fo:text-transform="none" fo:color="#252525" style:font-name="Liberation Serif" fo:font-size="13pt" fo:letter-spacing="normal" fo:font-weight="normal" officeooo:rsid="000842ac" style:font-size-asian="13pt" style:font-size-complex="13pt"/>
    </style:style>
    <style:style style:name="T6" style:family="text">
      <style:text-properties officeooo:rsid="03592c9e"/>
    </style:style>
    <style:style style:name="T7" style:family="text">
      <style:text-properties officeooo:rsid="035aa34c"/>
    </style:style>
    <style:style style:name="T8" style:family="text">
      <style:text-properties officeooo:rsid="01bdb3e4"/>
    </style:style>
    <style:style style:name="T9" style:family="text">
      <style:text-properties officeooo:rsid="0078009c"/>
    </style:style>
    <style:style style:name="T10" style:family="text">
      <style:text-properties officeooo:rsid="00793063"/>
    </style:style>
    <style:style style:name="T11" style:family="text">
      <style:text-properties officeooo:rsid="004e0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Мой брат Саша работал в ПМС — ездил с бригадой менять шпалы и трамбовать <text:span text:style-name="T1">под ними </text:span>гальку вибратором типа «штопка» на перегонах <text:span text:style-name="T2">железнодорожных </text:span><text:s/>магистралей. </text:p>
      <text:p text:style-name="P3">Только он <text:span text:style-name="T1">один </text:span>из всех рабочих бригады имел среднетехническое <text:s/>образование с железнодорожным уклоном.</text:p>
      <text:p text:style-name="P3">Наша сестра Наташа, пока нет работы, водила мою дочь Лен<text:span text:style-name="T1">очк</text:span>у в детский сад-комбинат и обратно.</text:p>
      <text:p text:style-name="P3">Меня же, по ходатайству отца в отделе кадров Рембазы, <text:span text:style-name="T3">до конца лета временно приняли туда в строительный цех. </text:span></text:p>
      <text:p text:style-name="P4">В Рембазе я ломал и строил какие-то стены вместе с тремя постоянными рабочими. </text:p>
      <text:p text:style-name="P4">Самым трудным было дождаться пока подвезут цементный раствор. </text:p>
      <text:p text:style-name="P4">Заработок составлял фиг да ни фига, но и работа — где сядешь, там и встанешь.</text:p>
      <text:p text:style-name="P4">От нечего делать я снова оброс бородой и рабочие Рембазы окрестили меня Фиделем Кастро. Отцу моему это нравилось, скорее всего оттого, что Фидель был его одногодком.</text:p>
      <text:p text:style-name="P4">Когда кончалось курево я ходил стрелять у отца. </text:p>
      <text:p text:style-name="P4">Он работал слесарем в цеху с культурным режимом, где <text:s/>курить <text:span text:style-name="T1">можно лишь в отведённых для этого местах, типа</text:span> открытой беседки во дворе.</text:p>
      <text:p text:style-name="P4"><text:s/><text:span text:style-name="T1">О</text:span>т<text:span text:style-name="T1">ец</text:span> <text:span text:style-name="T1">пользовался</text:span> <text:span text:style-name="T1">в</text:span> цеху уважением <text:s/><text:span text:style-name="T1">з</text:span>а <text:span text:style-name="T1">свои</text:span> золотые руки и за готовность показать как <text:span text:style-name="T1">что</text:span> делается.</text:p>
      <text:p text:style-name="P4">Когда видишь, что человек и сам мается и работу мучает, можно втихаря посмеяться, да и пойти дальше. <text:span text:style-name="T1">Мой о</text:span>тец <text:s/>не таков, он не терп<text:span text:style-name="T1">ит</text:span> безграмотности. </text:p>
      <text:p text:style-name="P4">Постоит в сторонке, болезненно дёргая щекой, подойдёт, возьмёт инструмент — покажет.</text:p>
      <text:p text:style-name="P4">- Ну, что ж тут такого заумного?</text:p>
      <text:p text:style-name="P4">Поэтому его и уважали и не обижались, что он бурчит:</text:p>
      <text:p text:style-name="P4">- <text:span text:style-name="T4">Всё-то у вас с</text:span><text:span text:style-name="T5">и́</text:span><text:span text:style-name="T4">кось-нáкось! </text:span>Чему вас только учат?</text:p>
      <text:p text:style-name="P4"/>
      <text:p text:style-name="P4">Многие рабочие Рембазы пришли туда из близлежащего села Поповки и в «бурсах» не обучались.</text:p>
      <text:p text:style-name="P5">Поповка настолько интегрировалась с Рембазой, что в селе попадались изгороди с применением вертолётных лопастей. Списанных, конечно. </text:p>
      <text:p text:style-name="P5">Но одно дело, если лопасть примотана проволокой и совсем другой коленкор, когда она аккуратно приболтована на крепление подсказанно<text:span text:style-name="T6">м</text:span> дядей Колей.</text:p>
      <text:p text:style-name="P6"/>
      <text:p text:style-name="P5">В необлицованной половине хаты на Декабристов <text:span text:style-name="T7">13 </text:span>проживала пенсионерка тётя Зина. </text:p>
      <text:p text:style-name="P5">Она заплетала полуседые волосы в крепкие девичьи косы и подвязывала их крендельками. На крыльце её, у двери, большую часть года висела жёлто-высохшая круговая коса с вплетёнными в неё луковицами. </text:p>
      <text:p text:style-name="P5">В жизнь двора хаты тётя Зина не вмешивалась и всем улыбалась.</text:p>
      <text:p text:style-name="P5">Весной, по <text:span text:style-name="T8">указке</text:span> отца, мы с братом вскапывали её часть огорода. </text:p>
      <text:p text:style-name="P7">Когда-то она очень дружила с Ольгой и затаила на меня обиду из-за развода, но всё равно улыбалась.</text:p>
      <text:p text:style-name="P7">Жилплощади в <text:span text:style-name="T2">нашей, </text:span>облицованной, половине хаты хватало всем — три комнаты, кухня, веранда плюс летняя комната во дворе, под одной крышей с сараем.</text:p>
      <text:p text:style-name="P7">Среди обитателей этой площади одна только пятилетняя Лен<text:span text:style-name="T8">очк</text:span>а была некурящей.</text:p>
      <text:p text:style-name="P7">Все, за исключение Наташи с её «Столичными» по 40 коп., смолили «Беломор-канал» за 22 коп. </text:p>
      <text:p text:style-name="P7">Сестра однажды подсчитала, что в семье на курево за месяц <text:s/>уходит 25-30 руб.</text:p>
      <text:p text:style-name="P7"/>
      <text:p text:style-name="P7">Лето кончилось и перед моим первым отъездом на четвёртый курс англофака, мать моя спросила, может я всё же привезу <text:span text:style-name="T8">и</text:span> познаком<text:span text:style-name="T8">лю</text:span> с ней нежинскую Ир<text:span text:style-name="T8">у</text:span>?</text:p>
      <text:p text:style-name="P7"><text:soft-page-break/>Об Ире она знала от Наташи и из последующих <text:s/>расспросов у меня. Она её даже <text:span text:style-name="T7">и</text:span> видела — на общей фотографии с борзнянской свадьбы.</text:p>
      <text:p text:style-name="P7">Снимок был сделан в фотоателье райцентра, где гости и родственники молодых стояли в три ряда на скамейках нисходящей высоты, позади жениха и невесты на стульях.</text:p>
      <text:p text:style-name="P7">Мать попросила показать которая там Ира, а я <text:span text:style-name="T8">ответил</text:span>:</text:p>
      <text:p text:style-name="P7">- Сама найди.</text:p>
      <text:p text:style-name="P8">На снимке рядом со мной стоят три девушки, а Ира в диагонально противоположном углу. Палец матери тронул её лицо.</text:p>
      <text:p text:style-name="P8">- Она?</text:p>
      <text:p text:style-name="P8">Я чувствовал, что е<text:span text:style-name="T8">й</text:span> почему-то ужасно не хочется, чтобы это оказалась она, но я не мог соврать матери:</text:p>
      <text:p text:style-name="P8">- Как ты угадала?</text:p>
      <text:p text:style-name="P8">- Не знаю.</text:p>
      <text:p text:style-name="P8"/>
      <text:p text:style-name="P12"><text:span text:style-name="T2">(...первым произведением в прозе на украинском языке явилась повесть «Конотопская ведьма» </text:span>Григория Квитки-Основьяненко, <text:span text:style-name="T9">написанная в 1833 году.</text:span></text:p>
      <text:p text:style-name="P9">Спроси «почему?» и тебе любой ответит «не знаю»...<text:span text:style-name="T2">)</text:span></text:p>
      <text:p text:style-name="P9"/>
      <text:p text:style-name="P13">Поэтому в сентябре, вслед за безмятежным летом 1977-го, последовало знакомство твоей матери и бабки.</text:p>
      <text:p text:style-name="P13"/>
      <text:p text:style-name="P13">Конечно, Иру я и до этого привозил в Конотоп, знакомил с местным высшим светом. </text:p>
      <text:p text:style-name="P13">Мы побывали в Лунатике, где в честь её приезда прошли показательные гладиаторские бои на паркете, мне даже пришлось, на всякий, загородить её собою <text:span text:style-name="T8">возле</text:span> сцен<text:span text:style-name="T8">ы</text:span>.</text:p>
      <text:p text:style-name="P14">Потом Лялька повёл нас на хату своего кента, у которого в шкатулке сделанной из человеческого черепа он хранил травку «инвалидка», по имени поставщика. </text:p>
      <text:p text:style-name="P14">Кент проживал на четвёртом этаже со своей кошкой и швырял её обо что попадя. </text:p>
      <text:p text:style-name="P14">Не все дрессируют животных лаской. </text:p>
      <text:p text:style-name="P14">Зато ночью он иногда просыпался от нежного прикосновения её клыков к своему кадыку. </text:p>
      <text:p text:style-name="P14">Она не прокусывала кожу, а просто давала понять кто правит балом по ночам.</text:p>
      <text:p text:style-name="P14">Когда мы собирались уходить, Ира обнаружила пропажу своих перчаток. Кент клялся что не видел, я от стыда стал строить предположения, что перчатки забыты в Лунатике, но Лялька настоял на продолжении поисков и те всё-таки нашлись позади зеркала в прихожей. </text:p>
      <text:p text:style-name="P14">Эти кошки <text:s/>порой хуже сорок-воровок.</text:p>
      <text:p text:style-name="P14">Света в подъезде, конечно, не было и я шёл первым, нащупывая ступеньки ногами <text:span text:style-name="T10">и даже не держался за перила, как бравый оловянный солдатик; или одноглазый поводырь шараги слепцов из фильма «Уленшпигель», потому что в кромешной тьме у меня на плече лежала рука Иры, а Лялькина у неё. </text:span></text:p>
      <text:p text:style-name="P15">Так мы и спускались. </text:p>
      <text:p text:style-name="P15">В тот раз мы ночевали у Чепы, который уже стал примаком, жил в добротной хате, где в гараже стояли два мотоцикла «<text:span text:style-name="T2">я</text:span>ва» — один его, второй <text:span text:style-name="T8">для </text:span>подрастающего брата жены. </text:p>
      <text:p text:style-name="P15">Нам предоставили целую спальню и, выходя, Чепа с женой многозначительно <text:span text:style-name="T7">повесили</text:span> на спинк<text:span text:style-name="T7">у</text:span> кровати махровое полотенце. </text:p>
      <text:p text:style-name="P15">Когда мы легли и из «спидолы» раздались звуки вступления к моему любимому «Since I'm loving you» от <text:s/>«Led Zeppelin», я понял, что ничего лучшего не смог бы предоставить даже и Лас-Вегас.</text:p>
      <text:p text:style-name="P15"/>
      <text:p text:style-name="P16">В другой раз мы даже побывали на Декабристов 13 — в дневное, конечно, время, когда там никого — и после шампанского и косяка настолько расшалились, что всполошившаяся тётя Зина начала тарабанить во входную дверь, ей за стеной показалось, что здесь вообще полный hardcore.</text:p>
      <text:p text:style-name="P16">С моими сестрой и братом Ира познакомилась в Лунатике, а Лен<text:span text:style-name="T8">очк</text:span>у знала по фотографиям <text:soft-page-break/>из фотосессии вокруг голубятни Раба, которые я <text:span text:style-name="T8">потом </text:span>наклеил на обои над своей койкой в общаге. </text:p>
      <text:p text:style-name="P16"/>
      <text:p text:style-name="P16">Кроме Иры, <text:span text:style-name="T8">приехавшей </text:span>в целях знакомства с <text:span text:style-name="T7">моими </text:span>родителями, <text:s/>в Конотоп я привёз ещё Славика.</text:p>
      <text:p text:style-name="P16">Моя сест<text:span text:style-name="T2">р</text:span>а и он насторожённо обмеряли друг друга внимательными взглядами, но обнюхиваться не стали.</text:p>
      <text:p text:style-name="P16">И это правильно, потому что Славика я привёз с другой целью — постоять на стрёме.</text:p>
      <text:p text:style-name="P16"/>
      <text:p text:style-name="P10"><text:span text:style-name="T2">(...</text:span>«<text:span text:style-name="T2">н</text:span>ет более страшной силы, чем сила привычки...» <text:span text:style-name="T10">— </text:span>сказал в одном из 58-ми томов своих произведений В. И. Ленин; <text:span text:style-name="T7">а</text:span> цитируя беляка-полковника и<text:span text:style-name="T11">з</text:span> кинофильма «Чапаев»:</text:p>
      <text:p text:style-name="P10">- И в этом большевистский вождь прав...<text:span text:style-name="T2">)</text:span></text:p>
      <text:p text:style-name="P10"/>
      <text:p text:style-name="P2"><text:span text:style-name="T7">Вот у</text:span> меня, <text:span text:style-name="T7">например,</text:span> солидная плантация конопли, которой хватит до следующего сезона и даже ещё останется, несмотря на хвостопадов Славика и Двойку.</text:p>
      <text:p text:style-name="P2">И у меня же привычка грабить чужие плантации.</text:p>
      <text:p text:style-name="P2">Кто победит <text:span text:style-name="T10">— </text:span>расчёт или привычка? </text:p>
      <text:p text:style-name="P2">Делайте ставки, господа!</text:p>
      <text:p text:style-name="P17"/>
      <text:p text:style-name="P11"><text:span text:style-name="T2">(...с</text:span> Лениным иногда не поспоришь...<text:span text:style-name="T2">)</text:span></text:p>
      <text:p text:style-name="P11"/>
      <text:p text:style-name="P2">Но что ещё, кроме привычки, ломает все расчёты?</text:p>
      <text:p text:style-name="P2">Что нас вдаль ведёт? Что толкает к новому, неизведанному?</text:p>
      <text:p text:style-name="P2">Надежда <text:span text:style-name="T10">— «</text:span>а вдруг повезёт?»</text:p>
      <text:p text:style-name="P2">Вера <text:span text:style-name="T10">— «</text:span>ведь есть же, где-то же есть!..»</text:p>
      <text:p text:style-name="P2">Любовь к познанию и переменам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56:43.300789524</meta:creation-date>
    <dc:date>2017-03-02T17:56:54.342790385</dc:date>
    <dc:creator>sehrguey </dc:creator>
    <meta:editing-duration>PT11S</meta:editing-duration>
    <meta:editing-cycles>1</meta:editing-cycles>
    <meta:document-statistic meta:table-count="0" meta:image-count="0" meta:object-count="0" meta:page-count="3" meta:paragraph-count="72" meta:word-count="1095" meta:character-count="6956" meta:non-whitespace-character-count="5886"/>
    <meta:generator>LibreOffice/4.3.3.2$Linux_x86 LibreOffice_project/430m0$Build-2</meta:generator>
  </office:meta>
</office:document-meta>
</file>